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 style:list-style-name="L7">
      <style:paragraph-properties fo:margin-top="0in" fo:margin-bottom="0in" fo:padding="0.0193in" fo:border="0.0008in solid #d9d9e3"/>
    </style:style>
    <style:style style:name="P10" style:family="paragraph" style:parent-style-name="Text_20_body">
      <style:paragraph-properties fo:padding="0.0193in" fo:border="0.0008in solid #d9d9e3"/>
    </style:style>
    <style:style style:name="P11" style:family="paragraph" style:parent-style-name="Text_20_body" style:list-style-name="L1">
      <style:paragraph-properties fo:padding="0.0193in" fo:border="0.0008in solid #d9d9e3"/>
    </style:style>
    <style:style style:name="P12" style:family="paragraph" style:parent-style-name="Text_20_body" style:list-style-name="L2">
      <style:paragraph-properties fo:padding="0.0193in" fo:border="0.0008in solid #d9d9e3"/>
    </style:style>
    <style:style style:name="P13" style:family="paragraph" style:parent-style-name="Text_20_body" style:list-style-name="L3">
      <style:paragraph-properties fo:padding="0.0193in" fo:border="0.0008in solid #d9d9e3"/>
    </style:style>
    <style:style style:name="P14" style:family="paragraph" style:parent-style-name="Text_20_body" style:list-style-name="L4">
      <style:paragraph-properties fo:padding="0.0193in" fo:border="0.0008in solid #d9d9e3"/>
    </style:style>
    <style:style style:name="P15" style:family="paragraph" style:parent-style-name="Text_20_body" style:list-style-name="L5">
      <style:paragraph-properties fo:padding="0.0193in" fo:border="0.0008in solid #d9d9e3"/>
    </style:style>
    <style:style style:name="P16" style:family="paragraph" style:parent-style-name="Text_20_body" style:list-style-name="L6">
      <style:paragraph-properties fo:padding="0.0193in" fo:border="0.0008in solid #d9d9e3"/>
    </style:style>
    <style:style style:name="P17" style:family="paragraph" style:parent-style-name="Text_20_body" style:list-style-name="L7">
      <style:paragraph-properties fo:padding="0.0193in" fo:border="0.0008in solid #d9d9e3"/>
    </style:style>
    <style:style style:name="P18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 text:start-value="9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 text:start-value="1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сновные темы, разделы и их описание</text:p>
      <text:p text:style-name="P1">ChatGPT</text:p>
      <text:p text:style-name="P2">ChatGPT</text:p>
      <text:p text:style-name="P10">Основные темы в JavaScript охватывают различные аспекты языка программирования. Вот некоторые ключевые темы и их описание:</text:p>
      <text:h text:style-name="P18" text:outline-level="3">Основы JavaScript:</text:h>
      <text:list xml:id="list574529500462096708" text:style-name="L1">
        <text:list-item>
          <text:p text:style-name="P11"><text:span text:style-name="Strong_20_Emphasis">Типы данных и переменные:</text:span></text:p>
          <text:list>
            <text:list-item>
              <text:p text:style-name="P3">Описание различных типов данных в JavaScript (числа, строки, булевы значения) и объявление переменных.</text:p>
            </text:list-item>
          </text:list>
        </text:list-item>
        <text:list-item>
          <text:p text:style-name="P11"><text:span text:style-name="Strong_20_Emphasis">Условные операторы и циклы:</text:span></text:p>
          <text:list>
            <text:list-item>
              <text:p text:style-name="P11">Использование условных операторов (<text:span text:style-name="Source_20_Text">if</text:span>, <text:span text:style-name="Source_20_Text">else</text:span>, <text:span text:style-name="Source_20_Text">switch</text:span>) и циклов (<text:span text:style-name="Source_20_Text">for</text:span>, <text:span text:style-name="Source_20_Text">while</text:span>, <text:span text:style-name="Source_20_Text">do...while</text:span>) для управления потоком выполнения кода.</text:p>
            </text:list-item>
          </text:list>
        </text:list-item>
      </text:list>
      <text:h text:style-name="P18" text:outline-level="3">Функции и Область Видимости:</text:h>
      <text:list xml:id="list3611545388490239045" text:style-name="L2">
        <text:list-item>
          <text:p text:style-name="P4"><text:span text:style-name="Strong_20_Emphasis">Функции:</text:span></text:p>
          <text:list>
            <text:list-item>
              <text:p text:style-name="P4">Создание функций, передача параметров, возврат значений и рекурсия.</text:p>
            </text:list-item>
          </text:list>
        </text:list-item>
        <text:list-item>
          <text:p text:style-name="P4"><text:span text:style-name="Strong_20_Emphasis">Область видимости и замыкания:</text:span></text:p>
          <text:list>
            <text:list-item>
              <text:p text:style-name="P12">Разбор концепции области видимости переменных в JavaScript и как замыкания используются для сохранения состояния.</text:p>
            </text:list-item>
          </text:list>
        </text:list-item>
      </text:list>
      <text:h text:style-name="P18" text:outline-level="3">Массивы и Объекты:</text:h>
      <text:list xml:id="list4417879373606008192" text:style-name="L3">
        <text:list-item>
          <text:p text:style-name="P13"><text:span text:style-name="Strong_20_Emphasis">Массивы:</text:span></text:p>
          <text:list>
            <text:list-item>
              <text:p text:style-name="P5">Операции с массивами, методы массивов, итерация по элементам массива.</text:p>
            </text:list-item>
          </text:list>
        </text:list-item>
        <text:list-item>
          <text:p text:style-name="P13"><text:span text:style-name="Strong_20_Emphasis">Объекты:</text:span></text:p>
          <text:list>
            <text:list-item>
              <text:p text:style-name="P13">Создание объектов, свойства и методы объектов, работа с объектами и их взаимодействие.</text:p>
            </text:list-item>
          </text:list>
        </text:list-item>
      </text:list>
      <text:h text:style-name="P18" text:outline-level="3">DOM (Document Object Model) и События:</text:h>
      <text:list xml:id="list3855260392305297335" text:style-name="L4">
        <text:list-item>
          <text:p text:style-name="P14"><text:span text:style-name="Strong_20_Emphasis">DOM и манипуляции с элементами:</text:span></text:p>
          <text:list>
            <text:list-item>
              <text:p text:style-name="P6">Взаимодействие с DOM-элементами, изменение структуры и содержимого HTML-документа через JavaScript.</text:p>
            </text:list-item>
          </text:list>
        </text:list-item>
        <text:list-item>
          <text:p text:style-name="P14"><text:span text:style-name="Strong_20_Emphasis">События:</text:span></text:p>
          <text:list>
            <text:list-item>
              <text:p text:style-name="P14">Обработка событий мыши, клавиатуры и других событий веб-страницы с помощью JavaScript.</text:p>
            </text:list-item>
          </text:list>
        </text:list-item>
      </text:list>
      <text:h text:style-name="P18" text:outline-level="3">Асинхронность и Промисы:</text:h>
      <text:list xml:id="list8551213247919210746" text:style-name="L5">
        <text:list-item>
          <text:p text:style-name="P15"><text:span text:style-name="Strong_20_Emphasis">Асинхронность и колбэки:</text:span></text:p>
          <text:list>
            <text:list-item>
              <text:p text:style-name="P7"><text:soft-page-break/>Работа с асинхронным кодом, использование колбэков для обработки асинхронных операций.</text:p>
            </text:list-item>
          </text:list>
        </text:list-item>
        <text:list-item>
          <text:p text:style-name="P15"><text:span text:style-name="Strong_20_Emphasis">Промисы и асинхронные функции:</text:span></text:p>
          <text:list>
            <text:list-item>
              <text:p text:style-name="P15">Использование промисов и async/await для более удобного управления асинхронными операциями.</text:p>
            </text:list-item>
          </text:list>
        </text:list-item>
      </text:list>
      <text:h text:style-name="P18" text:outline-level="3">Обработка Ошибок и Отладка:</text:h>
      <text:list xml:id="list6559894368482306974" text:style-name="L6">
        <text:list-item>
          <text:p text:style-name="P16"><text:span text:style-name="Strong_20_Emphasis">Обработка ошибок:</text:span></text:p>
          <text:list>
            <text:list-item>
              <text:p text:style-name="P8">Работа с исключениями, использование блоков <text:span text:style-name="Source_20_Text">try...catch</text:span> для обработки ошибок.</text:p>
            </text:list-item>
          </text:list>
        </text:list-item>
        <text:list-item>
          <text:p text:style-name="P16"><text:span text:style-name="Strong_20_Emphasis">Отладка кода:</text:span></text:p>
          <text:list>
            <text:list-item>
              <text:p text:style-name="P16">Использование инструментов разработчика браузера для отладки JavaScript-кода.</text:p>
            </text:list-item>
          </text:list>
        </text:list-item>
      </text:list>
      <text:h text:style-name="P18" text:outline-level="3">ES6 и Дополнительные Возможности:</text:h>
      <text:list xml:id="list6070302366241000244" text:style-name="L7">
        <text:list-item>
          <text:p text:style-name="P9"><text:span text:style-name="Strong_20_Emphasis">ES6 и новые возможности:</text:span></text:p>
          <text:list>
            <text:list-item>
              <text:p text:style-name="P17">Освоение новых функций и возможностей, предоставленных ECMAScript 2015 (ES6) и последующими версиями.</text:p>
            </text:list-item>
          </text:list>
        </text:list-item>
      </text:list>
      <text:p text:style-name="P10">Эти темы позволяют погрузиться в основы и расширенные концепции JavaScript, что помогает лучше понять язык и использовать его для создания динамических веб-приложени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3:56.32</dc:date>
    <meta:document-statistic meta:table-count="0" meta:image-count="0" meta:object-count="0" meta:page-count="2" meta:paragraph-count="38" meta:word-count="275" meta:character-count="2001"/>
    <dc:creator>Dima Wide</dc:creator>
    <meta:user-defined meta:name="Info 1"/>
    <meta:user-defined meta:name="Info 2"/>
    <meta:user-defined meta:name="Info 3"/>
    <meta:user-defined meta:name="Info 4"/>
  </office:meta>
</office:document-meta>
</file>